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9A8B384D43F7A120.jpg" manifest:media-type="image/jpeg"/>
  <manifest:file-entry manifest:full-path="Pictures/10000000000004B0000006405520AEE8E9DA86CB.jpg" manifest:media-type="image/jpeg"/>
  <manifest:file-entry manifest:full-path="Pictures/10000000000004B000000640CFBEB6216D5F50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a8a" officeooo:paragraph-rsid="00163a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zept Aufgabe 10:</text:p>
      <text:p text:style-name="P1"><draw:frame draw:style-name="fr1" draw:name="Bild1" text:anchor-type="paragraph" svg:width="17cm" svg:height="22.666cm" draw:z-index="0"><draw:image xlink:href="Pictures/10000000000004B0000006409A8B384D43F7A12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><draw:frame draw:style-name="fr1" draw:name="Bild2" text:anchor-type="paragraph" svg:width="17cm" svg:height="22.666cm" draw:z-index="1"><draw:image xlink:href="Pictures/10000000000004B0000006405520AEE8E9DA86CB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paragraph" svg:width="17cm" svg:height="22.666cm" draw:z-index="2"><draw:image xlink:href="Pictures/10000000000004B000000640CFBEB6216D5F50B3.jpg" xlink:type="simple" xlink:show="embed" xlink:actuate="onLoad" loext:mime-type="image/jpeg"/></draw:frame><text:soft-page-break/>Init und was passiert in der Funk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1:46:09.529000000</meta:creation-date>
    <dc:date>2019-06-02T01:47:49.813000000</dc:date>
    <meta:editing-duration>PT1M42S</meta:editing-duration>
    <meta:editing-cycles>1</meta:editing-cycles>
    <meta:document-statistic meta:table-count="0" meta:image-count="3" meta:object-count="0" meta:page-count="3" meta:paragraph-count="2" meta:word-count="10" meta:character-count="58" meta:non-whitespace-character-count="49"/>
    <meta:generator>LibreOffice/6.2.1.2$Windows_X86_64 LibreOffice_project/7bcb35dc3024a62dea0caee87020152d1ee96e71</meta:generator>
  </office:meta>
</office:document-meta>
</file>